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table:style-name="Default"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34.2" calcext:value-type="float">
            <text:p>34.2</text:p>
          </table:table-cell>
          <table:table-cell table:formula="of:=[.B103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03]/[.B103]*60" office:value-type="float" office:value="41.4210526315789" calcext:value-type="float">
            <text:p>41.4210526315789</text:p>
          </table:table-cell>
          <table:table-cell table:formula="of:=[.D103]/[.C103]/[.E103]" office:value-type="float" office:value="0.0000332538958185444" calcext:value-type="float">
            <text:p>3.32538958185444E-05</text:p>
          </table:table-cell>
          <table:table-cell table:formula="of:=[.M103] * 1.60934" office:value-type="float" office:value="0.0000535168246966163" calcext:value-type="float">
            <text:p>5.35168246966163E-05</text:p>
          </table:table-cell>
          <table:table-cell table:formula="of:=[.N103]*1000" office:value-type="float" office:value="0.0535168246966163" calcext:value-type="float">
            <text:p>0.053516824696616</text:p>
          </table:table-cell>
          <table:table-cell table:formula="of:=[.O103]*[.E103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4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table:style-name="Default" office:value-type="float" office:value="586" calcext:value-type="float">
            <text:p>586</text:p>
          </table:table-cell>
          <table:table-cell table:formula="of:=[.D104]/[.B104]*60" office:value-type="float" office:value="36.7175257731959" calcext:value-type="float">
            <text:p>36.7175257731959</text:p>
          </table:table-cell>
          <table:table-cell table:formula="of:=[.D104]/[.C104]/[.E104]" office:value-type="float" office:value="0.0000333310873031916" calcext:value-type="float">
            <text:p>3.33310873031916E-05</text:p>
          </table:table-cell>
          <table:table-cell table:formula="of:=[.M104] * 1.60934" office:value-type="float" office:value="0.0000536410520405184" calcext:value-type="float">
            <text:p>5.36410520405184E-05</text:p>
          </table:table-cell>
          <table:table-cell table:formula="of:=[.N104]*1000" office:value-type="float" office:value="0.0536410520405184" calcext:value-type="float">
            <text:p>0.053641052040518</text:p>
          </table:table-cell>
          <table:table-cell table:formula="of:=[.O104]*[.E104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5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table:style-name="Default" office:value-type="float" office:value="777" calcext:value-type="float">
            <text:p>777</text:p>
          </table:table-cell>
          <table:table-cell table:formula="of:=[.D105]/[.B105]*60" office:value-type="float" office:value="38.2911392405063" calcext:value-type="float">
            <text:p>38.2911392405063</text:p>
          </table:table-cell>
          <table:table-cell table:formula="of:=[.D105]/[.C105]/[.E105]" office:value-type="float" office:value="0.0000333430331247878" calcext:value-type="float">
            <text:p>3.33430331247878E-05</text:p>
          </table:table-cell>
          <table:table-cell table:formula="of:=[.M105] * 1.60934" office:value-type="float" office:value="0.000053660276929046" calcext:value-type="float">
            <text:p>5.3660276929046E-05</text:p>
          </table:table-cell>
          <table:table-cell table:formula="of:=[.N105]*1000" office:value-type="float" office:value="0.053660276929046" calcext:value-type="float">
            <text:p>0.053660276929046</text:p>
          </table:table-cell>
          <table:table-cell table:formula="of:=[.O105]*[.E105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105])" office:value-type="float" office:value="0.0000327216679175943" calcext:value-type="float">
            <text:p>3.27216679175943E-05</text:p>
          </table:table-cell>
          <table:table-cell table:formula="of:=AVERAGE([.N2:.N105])" office:value-type="float" office:value="0.0000526602890465012" calcext:value-type="float">
            <text:p>5.26602890465012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2:01:10.441227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7-04T13:51:50.079917093</dc:date>
    <meta:editing-duration>PT17H59M15S</meta:editing-duration>
    <meta:editing-cycles>97</meta:editing-cycles>
    <meta:generator>LibreOffice/7.0.4.2$Linux_X86_64 LibreOffice_project/00$Build-2</meta:generator>
    <meta:document-statistic meta:table-count="1" meta:cell-count="1733" meta:object-count="0"/>
  </office:meta>
</office:document-meta>
</file>